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5" style:family="table-cell" style:parent-style-name="Default" style:data-style-name="N100">
      <style:table-cell-properties fo:background-color="#e6e6e6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ffcc99"/>
    </style:style>
    <style:style style:name="ce18" style:family="table-cell" style:parent-style-name="Default" style:data-style-name="N100">
      <style:text-properties style:font-name="Courier New"/>
    </style:style>
    <style:style style:name="ce19" style:family="table-cell" style:parent-style-name="Default" style:data-style-name="N100">
      <style:table-cell-properties fo:background-color="#ffcc99"/>
      <style:text-properties style:use-window-font-color="true"/>
    </style:style>
    <style:style style:name="ce20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SSOP3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2" table:number-columns-repeated="3" table:default-cell-style-name="ce7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2" table:number-columns-repeated="6"/>
          <table:table-cell table:style-name="ce1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7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2" table:number-columns-repeated="6"/>
          <table:table-cell table:style-name="ce1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40915 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BQ20z45-R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BQ20z45-R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footprint</text:p>
          </table:table-cell>
          <table:table-cell table:style-name="ce10" office:value-type="string">
            <text:p>TSSOP-38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Battery Level Gauge and Protection Enabled With Impedance Track</text:p>
          </table:table-cell>
          <table:table-cell table:style-name="ce14" table:number-columns-repeated="4"/>
          <table:table-cell table:style-name="ce18"/>
        </table:table-row>
        <table:table-row table:style-name="ro3">
          <table:table-cell table:style-name="ce4" office:value-type="string">
            <text:p>documentation</text:p>
          </table:table-cell>
          <table:table-cell table:style-name="ce4" office:value-type="string">
            <text:p><text:a xlink:href="http://www.ti.com/product/bq20z45">http://www.ti.com/product/bq20z45</text:a>-r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</table:table-row>
        <table:table-row table:style-name="ro1">
          <table:table-cell table:style-name="ce2" table:number-columns-repeated="6"/>
          <table:table-cell table:style-name="ce1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7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20" office:value-type="string">
            <text:p>label</text:p>
          </table:table-cell>
        </table:table-row>
        <table:table-row table:style-name="ro1">
          <table:table-cell table:formula="of:=[data.A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data.B1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]" office:value-type="string" office:string-value="DSG">
            <text:p>DSG</text:p>
          </table:table-cell>
        </table:table-row>
        <table:table-row table:style-name="ro1">
          <table:table-cell table:formula="of:=[data.A2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data.B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2]" office:value-type="string" office:string-value="PACK">
            <text:p>PACK</text:p>
          </table:table-cell>
        </table:table-row>
        <table:table-row table:style-name="ro1">
          <table:table-cell table:formula="of:=[data.A3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data.B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3]" office:value-type="string" office:string-value="VCC">
            <text:p>VCC</text:p>
          </table:table-cell>
        </table:table-row>
        <table:table-row table:style-name="ro1">
          <table:table-cell table:formula="of:=[data.A4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data.B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4]" office:value-type="string" office:string-value="ZVCHG">
            <text:p>ZVCHG</text:p>
          </table:table-cell>
        </table:table-row>
        <table:table-row table:style-name="ro1">
          <table:table-cell table:formula="of:=[data.A5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data.B5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5]" office:value-type="string" office:string-value="GPOD">
            <text:p>GPOD</text:p>
          </table:table-cell>
        </table:table-row>
        <table:table-row table:style-name="ro1">
          <table:table-cell table:formula="of:=[data.A6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data.B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6]" office:value-type="string" office:string-value="PMS">
            <text:p>PMS</text:p>
          </table:table-cell>
        </table:table-row>
        <table:table-row table:style-name="ro1">
          <table:table-cell table:formula="of:=[data.A7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data.B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7]" office:value-type="string" office:string-value="VSS">
            <text:p>VSS</text:p>
          </table:table-cell>
        </table:table-row>
        <table:table-row table:style-name="ro1">
          <table:table-cell table:formula="of:=[data.A8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data.B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7"/>
          <table:table-cell table:formula="of:=[data.C8]" office:value-type="string" office:string-value="REG33">
            <text:p>REG33</text:p>
          </table:table-cell>
        </table:table-row>
        <table:table-row table:style-name="ro1">
          <table:table-cell table:formula="of:=[data.A9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data.B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9]" office:value-type="string" office:string-value="TOUT">
            <text:p>TOUT</text:p>
          </table:table-cell>
        </table:table-row>
        <table:table-row table:style-name="ro1">
          <table:table-cell table:formula="of:=[data.A1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data.B1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0]" office:value-type="string" office:string-value="VCELL+">
            <text:p>VCELL+</text:p>
          </table:table-cell>
        </table:table-row>
        <table:table-row table:style-name="ro1">
          <table:table-cell table:formula="of:=[data.A11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data.B11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7"/>
          <table:table-cell table:formula="of:=[data.C11]" office:value-type="string" office:string-value="\_ALERT\_">
            <text:p>\_ALERT\_</text:p>
          </table:table-cell>
        </table:table-row>
        <table:table-row table:style-name="ro1">
          <table:table-cell table:formula="of:=[data.A12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data.B1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2]" office:value-type="string" office:string-value="\_PRES\_">
            <text:p>\_PRES\_</text:p>
          </table:table-cell>
        </table:table-row>
        <table:table-row table:style-name="ro1">
          <table:table-cell table:formula="of:=[data.A13]" office:value-type="float" office:value="13">
            <text:p>13</text:p>
          </table:table-cell>
          <table:table-cell office:value-type="float" office:value="13">
            <text:p>13</text:p>
          </table:table-cell>
          <table:table-cell table:formula="of:=[data.B1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7"/>
          <table:table-cell table:formula="of:=[data.C13]" office:value-type="string" office:string-value="TS1">
            <text:p>TS1</text:p>
          </table:table-cell>
        </table:table-row>
        <table:table-row table:style-name="ro1">
          <table:table-cell table:formula="of:=[data.A14]" office:value-type="float" office:value="14">
            <text:p>14</text:p>
          </table:table-cell>
          <table:table-cell office:value-type="float" office:value="14">
            <text:p>14</text:p>
          </table:table-cell>
          <table:table-cell table:formula="of:=[data.B1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4]" office:value-type="string" office:string-value="TS2">
            <text:p>TS2</text:p>
          </table:table-cell>
        </table:table-row>
        <table:table-row table:style-name="ro1">
          <table:table-cell table:formula="of:=[data.A15]" office:value-type="float" office:value="15">
            <text:p>15</text:p>
          </table:table-cell>
          <table:table-cell office:value-type="float" office:value="15">
            <text:p>15</text:p>
          </table:table-cell>
          <table:table-cell table:formula="of:=[data.B1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5]" office:value-type="string" office:string-value="\_PFIN\_">
            <text:p>\_PFIN\_</text:p>
          </table:table-cell>
        </table:table-row>
        <table:table-row table:style-name="ro1">
          <table:table-cell table:formula="of:=[data.A16]" office:value-type="float" office:value="16">
            <text:p>16</text:p>
          </table:table-cell>
          <table:table-cell office:value-type="float" office:value="16">
            <text:p>16</text:p>
          </table:table-cell>
          <table:table-cell table:formula="of:=[data.B16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6]" office:value-type="string" office:string-value="SAFE">
            <text:p>SAFE</text:p>
          </table:table-cell>
        </table:table-row>
        <table:table-row table:style-name="ro1">
          <table:table-cell table:formula="of:=[data.A17]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[data.B17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7]" office:value-type="string" office:string-value="SMBD">
            <text:p>SMBD</text:p>
          </table:table-cell>
        </table:table-row>
        <table:table-row table:style-name="ro1">
          <table:table-cell table:formula="of:=[data.A18]" office:value-type="float" office:value="18">
            <text:p>18</text:p>
          </table:table-cell>
          <table:table-cell office:value-type="float" office:value="18">
            <text:p>18</text:p>
          </table:table-cell>
          <table:table-cell table:formula="of:=[data.B18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8]" office:value-type="string" office:string-value="SMBC">
            <text:p>SMBC</text:p>
          </table:table-cell>
        </table:table-row>
        <table:table-row table:style-name="ro1">
          <table:table-cell table:formula="of:=[data.A19]" office:value-type="float" office:value="19">
            <text:p>19</text:p>
          </table:table-cell>
          <table:table-cell office:value-type="float" office:value="19">
            <text:p>19</text:p>
          </table:table-cell>
          <table:table-cell table:formula="of:=[data.B19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9]" office:value-type="string" office:string-value="NC">
            <text:p>NC</text:p>
          </table:table-cell>
        </table:table-row>
        <table:table-row table:style-name="ro1">
          <table:table-cell table:formula="of:=[data.A20]"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[data.B2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20]" office:value-type="string" office:string-value="CHG">
            <text:p>CHG</text:p>
          </table:table-cell>
        </table:table-row>
        <table:table-row table:style-name="ro1">
          <table:table-cell table:formula="of:=[data.A21]" office:value-type="float" office:value="37">
            <text:p>37</text:p>
          </table:table-cell>
          <table:table-cell office:value-type="float" office:value="21">
            <text:p>21</text:p>
          </table:table-cell>
          <table:table-cell table:formula="of:=[data.B2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1]" office:value-type="string" office:string-value="BAT">
            <text:p>BAT</text:p>
          </table:table-cell>
        </table:table-row>
        <table:table-row table:style-name="ro1">
          <table:table-cell table:formula="of:=[data.A22]" office:value-type="float" office:value="36">
            <text:p>36</text:p>
          </table:table-cell>
          <table:table-cell office:value-type="float" office:value="22">
            <text:p>22</text:p>
          </table:table-cell>
          <table:table-cell table:formula="of:=[data.B2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2]" office:value-type="string" office:string-value="VC1">
            <text:p>VC1</text:p>
          </table:table-cell>
        </table:table-row>
        <table:table-row table:style-name="ro1">
          <table:table-cell table:formula="of:=[data.A23]"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[data.B2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3]" office:value-type="string" office:string-value="VC2">
            <text:p>VC2</text:p>
          </table:table-cell>
        </table:table-row>
        <table:table-row table:style-name="ro1">
          <table:table-cell table:formula="of:=[data.A24]"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[data.B2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4]" office:value-type="string" office:string-value="VC3">
            <text:p>VC3</text:p>
          </table:table-cell>
        </table:table-row>
        <table:table-row table:style-name="ro1">
          <table:table-cell table:formula="of:=[data.A25]"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[data.B2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5]" office:value-type="string" office:string-value="VC4">
            <text:p>VC4</text:p>
          </table:table-cell>
        </table:table-row>
        <table:table-row table:style-name="ro1">
          <table:table-cell table:formula="of:=[data.A26]"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[data.B2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6]" office:value-type="string" office:string-value="VC5">
            <text:p>VC5</text:p>
          </table:table-cell>
        </table:table-row>
        <table:table-row table:style-name="ro1">
          <table:table-cell table:formula="of:=[data.A27]" office:value-type="float" office:value="31">
            <text:p>31</text:p>
          </table:table-cell>
          <table:table-cell office:value-type="float" office:value="27">
            <text:p>27</text:p>
          </table:table-cell>
          <table:table-cell table:formula="of:=[data.B2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7]" office:value-type="string" office:string-value="ASRP">
            <text:p>ASRP</text:p>
          </table:table-cell>
        </table:table-row>
        <table:table-row table:style-name="ro1">
          <table:table-cell table:formula="of:=[data.A28]"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[data.B2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28]" office:value-type="string" office:string-value="ASRN">
            <text:p>ASRN</text:p>
          </table:table-cell>
        </table:table-row>
        <table:table-row table:style-name="ro1">
          <table:table-cell table:formula="of:=[data.A29]" office:value-type="float" office:value="29">
            <text:p>29</text:p>
          </table:table-cell>
          <table:table-cell office:value-type="float" office:value="29">
            <text:p>29</text:p>
          </table:table-cell>
          <table:table-cell table:formula="of:=[data.B29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29]" office:value-type="string" office:string-value="\_RESET\_">
            <text:p>\_RESET\_</text:p>
          </table:table-cell>
        </table:table-row>
        <table:table-row table:style-name="ro1">
          <table:table-cell table:formula="of:=[data.A30]"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data.B30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30]" office:value-type="string" office:string-value="VSS">
            <text:p>VSS</text:p>
          </table:table-cell>
        </table:table-row>
        <table:table-row table:style-name="ro1">
          <table:table-cell table:formula="of:=[data.A31]"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data.B3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31]" office:value-type="string" office:string-value="RBI">
            <text:p>RBI</text:p>
          </table:table-cell>
        </table:table-row>
        <table:table-row table:style-name="ro1">
          <table:table-cell table:formula="of:=[data.A32]" office:value-type="float" office:value="26">
            <text:p>26</text:p>
          </table:table-cell>
          <table:table-cell office:value-type="float" office:value="32">
            <text:p>32</text:p>
          </table:table-cell>
          <table:table-cell table:formula="of:=[data.B3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2]" office:value-type="string" office:string-value="REG25">
            <text:p>REG25</text:p>
          </table:table-cell>
        </table:table-row>
        <table:table-row table:style-name="ro1">
          <table:table-cell table:formula="of:=[data.A33]"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[data.B3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3]" office:value-type="string" office:string-value="VSS">
            <text:p>VSS</text:p>
          </table:table-cell>
        </table:table-row>
        <table:table-row table:style-name="ro1">
          <table:table-cell table:formula="of:=[data.A34]"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[data.B3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4]" office:value-type="string" office:string-value="\_MRST\_">
            <text:p>\_MRST\_</text:p>
          </table:table-cell>
        </table:table-row>
        <table:table-row table:style-name="ro1">
          <table:table-cell table:formula="of:=[data.A35]" office:value-type="float" office:value="23">
            <text:p>23</text:p>
          </table:table-cell>
          <table:table-cell office:value-type="float" office:value="35">
            <text:p>35</text:p>
          </table:table-cell>
          <table:table-cell table:formula="of:=[data.B3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5]" office:value-type="string" office:string-value="GSRN">
            <text:p>GSRN</text:p>
          </table:table-cell>
        </table:table-row>
        <table:table-row table:style-name="ro1">
          <table:table-cell table:formula="of:=[data.A36]"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[data.B3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6]" office:value-type="string" office:string-value="GSRP">
            <text:p>GSRP</text:p>
          </table:table-cell>
        </table:table-row>
        <table:table-row table:style-name="ro1">
          <table:table-cell table:formula="of:=[data.A37]" office:value-type="float" office:value="21">
            <text:p>21</text:p>
          </table:table-cell>
          <table:table-cell office:value-type="float" office:value="37">
            <text:p>37</text:p>
          </table:table-cell>
          <table:table-cell table:formula="of:=[data.B3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7]" office:value-type="string" office:string-value="VSS">
            <text:p>VSS</text:p>
          </table:table-cell>
        </table:table-row>
        <table:table-row table:style-name="ro1">
          <table:table-cell table:formula="of:=[data.A38]" office:value-type="float" office:value="20">
            <text:p>20</text:p>
          </table:table-cell>
          <table:table-cell office:value-type="float" office:value="38">
            <text:p>38</text:p>
          </table:table-cell>
          <table:table-cell table:formula="of:=[data.B3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38]" office:value-type="string" office:string-value="VSS">
            <text:p>VSS</text:p>
          </table:table-cell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3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TSSOP38_2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2" table:number-columns-repeated="3" table:default-cell-style-name="ce7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2" table:number-columns-repeated="6"/>
          <table:table-cell table:style-name="ce1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7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2" table:number-columns-repeated="6"/>
          <table:table-cell table:style-name="ce1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40915 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BQ20z45-R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BQ20z45-R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footprint</text:p>
          </table:table-cell>
          <table:table-cell table:style-name="ce10" office:value-type="string">
            <text:p>TSSOP-38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Battery Level Gauge and Protection Enabled With Impedance Track</text:p>
          </table:table-cell>
          <table:table-cell table:style-name="ce14" table:number-columns-repeated="4"/>
          <table:table-cell table:style-name="ce18"/>
        </table:table-row>
        <table:table-row table:style-name="ro3">
          <table:table-cell table:style-name="ce4" office:value-type="string">
            <text:p>documentation</text:p>
          </table:table-cell>
          <table:table-cell table:style-name="ce4" office:value-type="string">
            <text:p><text:a xlink:href="http://www.ti.com/product/bq20z45">http://www.ti.com/product/bq20z45</text:a>-r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</table:table-row>
        <table:table-row table:style-name="ro1">
          <table:table-cell table:style-name="ce2" table:number-columns-repeated="6"/>
          <table:table-cell table:style-name="ce1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7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20" office:value-type="string">
            <text:p>label</text:p>
          </table:table-cell>
        </table:table-row>
        <table:table-row table:style-name="ro1">
          <table:table-cell table:formula="of:=[data.A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data.B1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]" office:value-type="string" office:string-value="DSG">
            <text:p>DSG</text:p>
          </table:table-cell>
        </table:table-row>
        <table:table-row table:style-name="ro1">
          <table:table-cell table:formula="of:=[data.A2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data.B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2]" office:value-type="string" office:string-value="PACK">
            <text:p>PACK</text:p>
          </table:table-cell>
        </table:table-row>
        <table:table-row table:style-name="ro1">
          <table:table-cell table:formula="of:=[data.A3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data.B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3]" office:value-type="string" office:string-value="VCC">
            <text:p>VCC</text:p>
          </table:table-cell>
        </table:table-row>
        <table:table-row table:style-name="ro1">
          <table:table-cell table:formula="of:=[data.A4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data.B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4]" office:value-type="string" office:string-value="ZVCHG">
            <text:p>ZVCHG</text:p>
          </table:table-cell>
        </table:table-row>
        <table:table-row table:style-name="ro1">
          <table:table-cell table:formula="of:=[data.A5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data.B5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5]" office:value-type="string" office:string-value="GPOD">
            <text:p>GPOD</text:p>
          </table:table-cell>
        </table:table-row>
        <table:table-row table:style-name="ro1">
          <table:table-cell table:formula="of:=[data.A6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data.B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6]" office:value-type="string" office:string-value="PMS">
            <text:p>PMS</text:p>
          </table:table-cell>
        </table:table-row>
        <table:table-row table:style-name="ro1">
          <table:table-cell table:formula="of:=[data.A8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data.B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7"/>
          <table:table-cell table:formula="of:=[data.C8]" office:value-type="string" office:string-value="REG33">
            <text:p>REG33</text:p>
          </table:table-cell>
        </table:table-row>
        <table:table-row table:style-name="ro1">
          <table:table-cell table:formula="of:=[data.A1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data.B1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0]" office:value-type="string" office:string-value="VCELL+">
            <text:p>VCELL+</text:p>
          </table:table-cell>
        </table:table-row>
        <table:table-row table:style-name="ro1">
          <table:table-cell table:formula="of:=[data.A7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data.B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7]" office:value-type="string" office:string-value="VSS">
            <text:p>VSS</text:p>
          </table:table-cell>
        </table:table-row>
        <table:table-row table:style-name="ro1">
          <table:table-cell table:formula="of:=[data.A9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data.B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9]" office:value-type="string" office:string-value="TOUT">
            <text:p>TOUT</text:p>
          </table:table-cell>
        </table:table-row>
        <table:table-row table:style-name="ro1">
          <table:table-cell table:formula="of:=[data.A11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data.B11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7"/>
          <table:table-cell table:formula="of:=[data.C11]" office:value-type="string" office:string-value="\_ALERT\_">
            <text:p>\_ALERT\_</text:p>
          </table:table-cell>
        </table:table-row>
        <table:table-row table:style-name="ro1">
          <table:table-cell table:formula="of:=[data.A12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data.B1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2]" office:value-type="string" office:string-value="\_PRES\_">
            <text:p>\_PRES\_</text:p>
          </table:table-cell>
        </table:table-row>
        <table:table-row table:style-name="ro1">
          <table:table-cell table:formula="of:=[data.A13]" office:value-type="float" office:value="13">
            <text:p>13</text:p>
          </table:table-cell>
          <table:table-cell office:value-type="float" office:value="13">
            <text:p>13</text:p>
          </table:table-cell>
          <table:table-cell table:formula="of:=[data.B1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7"/>
          <table:table-cell table:formula="of:=[data.C13]" office:value-type="string" office:string-value="TS1">
            <text:p>TS1</text:p>
          </table:table-cell>
        </table:table-row>
        <table:table-row table:style-name="ro1">
          <table:table-cell table:formula="of:=[data.A14]" office:value-type="float" office:value="14">
            <text:p>14</text:p>
          </table:table-cell>
          <table:table-cell office:value-type="float" office:value="14">
            <text:p>14</text:p>
          </table:table-cell>
          <table:table-cell table:formula="of:=[data.B1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4]" office:value-type="string" office:string-value="TS2">
            <text:p>TS2</text:p>
          </table:table-cell>
        </table:table-row>
        <table:table-row table:style-name="ro1">
          <table:table-cell table:formula="of:=[data.A15]" office:value-type="float" office:value="15">
            <text:p>15</text:p>
          </table:table-cell>
          <table:table-cell office:value-type="float" office:value="15">
            <text:p>15</text:p>
          </table:table-cell>
          <table:table-cell table:formula="of:=[data.B1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5]" office:value-type="string" office:string-value="\_PFIN\_">
            <text:p>\_PFIN\_</text:p>
          </table:table-cell>
        </table:table-row>
        <table:table-row table:style-name="ro1">
          <table:table-cell table:formula="of:=[data.A16]" office:value-type="float" office:value="16">
            <text:p>16</text:p>
          </table:table-cell>
          <table:table-cell office:value-type="float" office:value="16">
            <text:p>16</text:p>
          </table:table-cell>
          <table:table-cell table:formula="of:=[data.B16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6]" office:value-type="string" office:string-value="SAFE">
            <text:p>SAFE</text:p>
          </table:table-cell>
        </table:table-row>
        <table:table-row table:style-name="ro1">
          <table:table-cell table:formula="of:=[data.A17]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[data.B17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7]" office:value-type="string" office:string-value="SMBD">
            <text:p>SMBD</text:p>
          </table:table-cell>
        </table:table-row>
        <table:table-row table:style-name="ro1">
          <table:table-cell table:formula="of:=[data.A18]" office:value-type="float" office:value="18">
            <text:p>18</text:p>
          </table:table-cell>
          <table:table-cell office:value-type="float" office:value="18">
            <text:p>18</text:p>
          </table:table-cell>
          <table:table-cell table:formula="of:=[data.B18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8]" office:value-type="string" office:string-value="SMBC">
            <text:p>SMBC</text:p>
          </table:table-cell>
        </table:table-row>
        <table:table-row table:style-name="ro1">
          <table:table-cell table:formula="of:=[data.A19]" office:value-type="float" office:value="19">
            <text:p>19</text:p>
          </table:table-cell>
          <table:table-cell office:value-type="float" office:value="19">
            <text:p>19</text:p>
          </table:table-cell>
          <table:table-cell table:formula="of:=[data.B19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C19]" office:value-type="string" office:string-value="NC">
            <text:p>NC</text:p>
          </table:table-cell>
        </table:table-row>
        <table:table-row table:style-name="ro1">
          <table:table-cell table:formula="of:=[data.A20]"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[data.B2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20]" office:value-type="string" office:string-value="CHG">
            <text:p>CHG</text:p>
          </table:table-cell>
        </table:table-row>
        <table:table-row table:style-name="ro1">
          <table:table-cell table:formula="of:=[data.A21]" office:value-type="float" office:value="37">
            <text:p>37</text:p>
          </table:table-cell>
          <table:table-cell office:value-type="float" office:value="21">
            <text:p>21</text:p>
          </table:table-cell>
          <table:table-cell table:formula="of:=[data.B2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1]" office:value-type="string" office:string-value="BAT">
            <text:p>BAT</text:p>
          </table:table-cell>
        </table:table-row>
        <table:table-row table:style-name="ro1">
          <table:table-cell table:formula="of:=[data.A22]" office:value-type="float" office:value="36">
            <text:p>36</text:p>
          </table:table-cell>
          <table:table-cell office:value-type="float" office:value="22">
            <text:p>22</text:p>
          </table:table-cell>
          <table:table-cell table:formula="of:=[data.B2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2]" office:value-type="string" office:string-value="VC1">
            <text:p>VC1</text:p>
          </table:table-cell>
        </table:table-row>
        <table:table-row table:style-name="ro1">
          <table:table-cell table:formula="of:=[data.A23]"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[data.B2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3]" office:value-type="string" office:string-value="VC2">
            <text:p>VC2</text:p>
          </table:table-cell>
        </table:table-row>
        <table:table-row table:style-name="ro1">
          <table:table-cell table:formula="of:=[data.A24]"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[data.B2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4]" office:value-type="string" office:string-value="VC3">
            <text:p>VC3</text:p>
          </table:table-cell>
        </table:table-row>
        <table:table-row table:style-name="ro1">
          <table:table-cell table:formula="of:=[data.A25]"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[data.B2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5]" office:value-type="string" office:string-value="VC4">
            <text:p>VC4</text:p>
          </table:table-cell>
        </table:table-row>
        <table:table-row table:style-name="ro1">
          <table:table-cell table:formula="of:=[data.A26]"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[data.B2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6]" office:value-type="string" office:string-value="VC5">
            <text:p>VC5</text:p>
          </table:table-cell>
        </table:table-row>
        <table:table-row table:style-name="ro1">
          <table:table-cell table:formula="of:=[data.A27]" office:value-type="float" office:value="31">
            <text:p>31</text:p>
          </table:table-cell>
          <table:table-cell office:value-type="float" office:value="27">
            <text:p>27</text:p>
          </table:table-cell>
          <table:table-cell table:formula="of:=[data.B2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27]" office:value-type="string" office:string-value="ASRP">
            <text:p>ASRP</text:p>
          </table:table-cell>
        </table:table-row>
        <table:table-row table:style-name="ro1">
          <table:table-cell table:formula="of:=[data.A28]"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[data.B2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28]" office:value-type="string" office:string-value="ASRN">
            <text:p>ASRN</text:p>
          </table:table-cell>
        </table:table-row>
        <table:table-row table:style-name="ro1">
          <table:table-cell table:formula="of:=[data.A35]" office:value-type="float" office:value="23">
            <text:p>23</text:p>
          </table:table-cell>
          <table:table-cell office:value-type="float" office:value="35">
            <text:p>35</text:p>
          </table:table-cell>
          <table:table-cell table:formula="of:=[data.B3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5]" office:value-type="string" office:string-value="GSRN">
            <text:p>GSRN</text:p>
          </table:table-cell>
        </table:table-row>
        <table:table-row table:style-name="ro1">
          <table:table-cell table:formula="of:=[data.A36]"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[data.B3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6]" office:value-type="string" office:string-value="GSRP">
            <text:p>GSRP</text:p>
          </table:table-cell>
        </table:table-row>
        <table:table-row table:style-name="ro1">
          <table:table-cell table:formula="of:=[data.A31]"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data.B3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31]" office:value-type="string" office:string-value="RBI">
            <text:p>RBI</text:p>
          </table:table-cell>
        </table:table-row>
        <table:table-row table:style-name="ro1">
          <table:table-cell table:formula="of:=[data.A32]" office:value-type="float" office:value="26">
            <text:p>26</text:p>
          </table:table-cell>
          <table:table-cell office:value-type="float" office:value="32">
            <text:p>32</text:p>
          </table:table-cell>
          <table:table-cell table:formula="of:=[data.B3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2]" office:value-type="string" office:string-value="REG25">
            <text:p>REG25</text:p>
          </table:table-cell>
        </table:table-row>
        <table:table-row table:style-name="ro1">
          <table:table-cell table:formula="of:=[data.A29]" office:value-type="float" office:value="29">
            <text:p>29</text:p>
          </table:table-cell>
          <table:table-cell office:value-type="float" office:value="29">
            <text:p>29</text:p>
          </table:table-cell>
          <table:table-cell table:formula="of:=[data.B29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29]" office:value-type="string" office:string-value="\_RESET\_">
            <text:p>\_RESET\_</text:p>
          </table:table-cell>
        </table:table-row>
        <table:table-row table:style-name="ro1">
          <table:table-cell table:formula="of:=[data.A34]"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[data.B3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4]" office:value-type="string" office:string-value="\_MRST\_">
            <text:p>\_MRST\_</text:p>
          </table:table-cell>
        </table:table-row>
        <table:table-row table:style-name="ro1">
          <table:table-cell table:formula="of:=[data.A30]"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data.B30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30]" office:value-type="string" office:string-value="VSS">
            <text:p>VSS</text:p>
          </table:table-cell>
        </table:table-row>
        <table:table-row table:style-name="ro1">
          <table:table-cell table:formula="of:=[data.A33]"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[data.B3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3]" office:value-type="string" office:string-value="VSS">
            <text:p>VSS</text:p>
          </table:table-cell>
        </table:table-row>
        <table:table-row table:style-name="ro1">
          <table:table-cell table:formula="of:=[data.A37]" office:value-type="float" office:value="21">
            <text:p>21</text:p>
          </table:table-cell>
          <table:table-cell office:value-type="float" office:value="37">
            <text:p>37</text:p>
          </table:table-cell>
          <table:table-cell table:formula="of:=[data.B3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C37]" office:value-type="string" office:string-value="VSS">
            <text:p>VSS</text:p>
          </table:table-cell>
        </table:table-row>
        <table:table-row table:style-name="ro1">
          <table:table-cell table:formula="of:=[data.A38]" office:value-type="float" office:value="20">
            <text:p>20</text:p>
          </table:table-cell>
          <table:table-cell office:value-type="float" office:value="38">
            <text:p>38</text:p>
          </table:table-cell>
          <table:table-cell table:formula="of:=[data.B3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data.C38]" office:value-type="string" office:string-value="VSS">
            <text:p>VSS</text:p>
          </table:table-cell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3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" table:style-name="ta1">
        <office:forms form:automatic-focus="false" form:apply-design-mode="false"/>
        <table:table-column table:style-name="co2" table:number-columns-repeated="2" table:default-cell-style-name="ce7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ut</text:p>
          </table:table-cell>
          <table:table-cell office:value-type="string">
            <text:p>DS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wr</text:p>
          </table:table-cell>
          <table:table-cell office:value-type="string">
            <text:p>PAC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wr</text:p>
          </table:table-cell>
          <table:table-cell office:value-type="string">
            <text:p>VC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ZVCH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c</text:p>
          </table:table-cell>
          <table:table-cell office:value-type="string">
            <text:p>GPO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</text:p>
          </table:table-cell>
          <table:table-cell office:value-type="string">
            <text:p>PM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wr</text:p>
          </table:table-cell>
          <table:table-cell office:value-type="string">
            <text:p>VS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wr</text:p>
          </table:table-cell>
          <table:table-cell office:value-type="string">
            <text:p>REG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wr</text:p>
          </table:table-cell>
          <table:table-cell office:value-type="string">
            <text:p>TO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ut</text:p>
          </table:table-cell>
          <table:table-cell office:value-type="string">
            <text:p>VCELL+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c</text:p>
          </table:table-cell>
          <table:table-cell office:value-type="string">
            <text:p>\_ALERT\_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</text:p>
          </table:table-cell>
          <table:table-cell office:value-type="string">
            <text:p>\_PRES\_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</text:p>
          </table:table-cell>
          <table:table-cell office:value-type="string">
            <text:p>TS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n</text:p>
          </table:table-cell>
          <table:table-cell office:value-type="string">
            <text:p>TS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</text:p>
          </table:table-cell>
          <table:table-cell office:value-type="string">
            <text:p>\_PFIN\_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c</text:p>
          </table:table-cell>
          <table:table-cell office:value-type="string">
            <text:p>SAF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c</text:p>
          </table:table-cell>
          <table:table-cell office:value-type="string">
            <text:p>SMB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c</text:p>
          </table:table-cell>
          <table:table-cell office:value-type="string">
            <text:p>SMBC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s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ut</text:p>
          </table:table-cell>
          <table:table-cell office:value-type="string">
            <text:p>CHG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wr</text:p>
          </table:table-cell>
          <table:table-cell office:value-type="string">
            <text:p>BA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wr</text:p>
          </table:table-cell>
          <table:table-cell office:value-type="string">
            <text:p>VC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wr</text:p>
          </table:table-cell>
          <table:table-cell office:value-type="string">
            <text:p>VC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wr</text:p>
          </table:table-cell>
          <table:table-cell office:value-type="string">
            <text:p>VC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wr</text:p>
          </table:table-cell>
          <table:table-cell office:value-type="string">
            <text:p>VC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wr</text:p>
          </table:table-cell>
          <table:table-cell office:value-type="string">
            <text:p>VC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</text:p>
          </table:table-cell>
          <table:table-cell office:value-type="string">
            <text:p>ASRP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</text:p>
          </table:table-cell>
          <table:table-cell office:value-type="string">
            <text:p>ASR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out</text:p>
          </table:table-cell>
          <table:table-cell office:value-type="string">
            <text:p>\_RESET\_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wr</text:p>
          </table:table-cell>
          <table:table-cell office:value-type="string">
            <text:p>VS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wr</text:p>
          </table:table-cell>
          <table:table-cell office:value-type="string">
            <text:p>RBI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wr</text:p>
          </table:table-cell>
          <table:table-cell office:value-type="string">
            <text:p>REG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wr</text:p>
          </table:table-cell>
          <table:table-cell office:value-type="string">
            <text:p>VS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</text:p>
          </table:table-cell>
          <table:table-cell office:value-type="string">
            <text:p>\_MRST\_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n</text:p>
          </table:table-cell>
          <table:table-cell office:value-type="string">
            <text:p>GSR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n</text:p>
          </table:table-cell>
          <table:table-cell office:value-type="string">
            <text:p>GSRP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wr</text:p>
          </table:table-cell>
          <table:table-cell office:value-type="string">
            <text:p>VS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wr</text:p>
          </table:table-cell>
          <table:table-cell office:value-type="string">
            <text:p>VSS</text:p>
          </table:table-cell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4-10-18T05:11:53</dc:date>
    <dc:language>de-DE</dc:language>
    <meta:editing-cycles>29</meta:editing-cycles>
    <meta:editing-duration>PT5H30M8S</meta:editing-duration>
    <meta:document-statistic meta:table-count="3" meta:cell-count="849" meta:object-count="0"/>
    <meta:user-defined meta:name="Info 1"/>
    <meta:user-defined meta:name="Info 2"/>
    <meta:user-defined meta:name="Info 3"/>
    <meta:user-defined meta:name="Info 4"/>
  </office:meta>
</office:document-meta>
</file>